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officeooo:rsid="00110c7c"/>
    </style:style>
    <style:style style:name="P2" style:family="paragraph" style:parent-style-name="Standard">
      <style:text-properties fo:language="en" fo:country="GB" officeooo:rsid="00110c7c" officeooo:paragraph-rsid="00110c7c"/>
    </style:style>
    <style:style style:name="P3" style:family="paragraph" style:parent-style-name="Standard">
      <style:text-properties fo:language="en" fo:country="GB" officeooo:rsid="0011e1c8" officeooo:paragraph-rsid="0011e1c8"/>
    </style:style>
    <style:style style:name="P4" style:family="paragraph" style:parent-style-name="Standard">
      <style:text-properties fo:language="en" fo:country="GB" officeooo:rsid="0014706e" officeooo:paragraph-rsid="0014706e"/>
    </style:style>
    <style:style style:name="P5" style:family="paragraph" style:parent-style-name="Standard">
      <style:text-properties fo:language="en" fo:country="GB" officeooo:rsid="0015d38b" officeooo:paragraph-rsid="0015d38b"/>
    </style:style>
    <style:style style:name="P6" style:family="paragraph" style:parent-style-name="Standard">
      <style:text-properties fo:language="en" fo:country="GB" officeooo:rsid="0018867c" officeooo:paragraph-rsid="0018867c"/>
    </style:style>
    <style:style style:name="P7" style:family="paragraph" style:parent-style-name="Standard">
      <style:text-properties fo:language="en" fo:country="GB" officeooo:rsid="0018918f" officeooo:paragraph-rsid="0018918f"/>
    </style:style>
    <style:style style:name="P8" style:family="paragraph" style:parent-style-name="Standard">
      <style:text-properties fo:language="en" fo:country="GB" officeooo:rsid="00197c18" officeooo:paragraph-rsid="00197c18"/>
    </style:style>
    <style:style style:name="P9" style:family="paragraph" style:parent-style-name="Standard">
      <style:text-properties fo:language="en" fo:country="GB" officeooo:rsid="0019fe4a" officeooo:paragraph-rsid="0019fe4a"/>
    </style:style>
    <style:style style:name="P10" style:family="paragraph" style:parent-style-name="Standard">
      <style:text-properties fo:language="en" fo:country="GB" officeooo:rsid="001bbb56" officeooo:paragraph-rsid="001bbb56"/>
    </style:style>
    <style:style style:name="P11" style:family="paragraph" style:parent-style-name="Standard">
      <style:text-properties fo:language="en" fo:country="GB" officeooo:rsid="001cfb8a" officeooo:paragraph-rsid="0015d38b"/>
    </style:style>
    <style:style style:name="P12" style:family="paragraph" style:parent-style-name="Standard">
      <style:text-properties fo:language="en" fo:country="GB" officeooo:rsid="001cfb8a" officeooo:paragraph-rsid="001cfb8a"/>
    </style:style>
    <style:style style:name="P13" style:family="paragraph" style:parent-style-name="Standard">
      <style:text-properties fo:language="en" fo:country="GB" officeooo:rsid="001ef81e" officeooo:paragraph-rsid="001ef81e"/>
    </style:style>
    <style:style style:name="P14" style:family="paragraph" style:parent-style-name="Standard">
      <style:paragraph-properties fo:text-align="start" style:justify-single-word="false"/>
      <style:text-properties fo:language="en" fo:country="GB" officeooo:paragraph-rsid="00276b8f"/>
    </style:style>
    <style:style style:name="P15" style:family="paragraph" style:parent-style-name="Standard">
      <style:paragraph-properties fo:text-align="start" style:justify-single-word="false"/>
      <style:text-properties fo:language="en" fo:country="GB" officeooo:paragraph-rsid="00264de3"/>
    </style:style>
    <style:style style:name="P16" style:family="paragraph" style:parent-style-name="Standard">
      <style:text-properties fo:color="#1720c4" loext:opacity="100%" fo:language="en" fo:country="GB" officeooo:rsid="00110c7c"/>
    </style:style>
    <style:style style:name="P17" style:family="paragraph" style:parent-style-name="Standard">
      <style:text-properties fo:color="#1720c4" loext:opacity="100%" fo:language="en" fo:country="GB" officeooo:rsid="00110c7c" officeooo:paragraph-rsid="00110c7c"/>
    </style:style>
    <style:style style:name="P18" style:family="paragraph" style:parent-style-name="Standard">
      <style:text-properties fo:color="#1720c4" loext:opacity="100%" fo:language="en" fo:country="GB" officeooo:rsid="0014706e" officeooo:paragraph-rsid="0014706e"/>
    </style:style>
    <style:style style:name="P19" style:family="paragraph" style:parent-style-name="Standard">
      <style:text-properties fo:color="#1720c4" loext:opacity="100%" fo:language="en" fo:country="GB" officeooo:rsid="0015d38b" officeooo:paragraph-rsid="0015d38b"/>
    </style:style>
    <style:style style:name="P20" style:family="paragraph" style:parent-style-name="Standard">
      <style:text-properties fo:color="#1720c4" loext:opacity="100%" fo:language="en" fo:country="GB" officeooo:rsid="001ef81e" officeooo:paragraph-rsid="00200101"/>
    </style:style>
    <style:style style:name="P21" style:family="paragraph" style:parent-style-name="Standard">
      <style:paragraph-properties fo:text-align="start" style:justify-single-word="false"/>
      <style:text-properties fo:color="#1720c4" loext:opacity="100%" fo:font-size="12pt" fo:language="en" fo:country="GB" officeooo:rsid="00264de3" officeooo:paragraph-rsid="00264de3" style:font-size-asian="10.5pt" style:font-size-complex="12pt"/>
    </style:style>
    <style:style style:name="P22" style:family="paragraph" style:parent-style-name="Standard">
      <style:paragraph-properties fo:text-align="center" style:justify-single-word="false"/>
      <style:text-properties fo:font-size="28pt" fo:language="en" fo:country="GB" officeooo:rsid="00110c7c" style:font-size-asian="28pt" style:font-size-complex="28pt"/>
    </style:style>
    <style:style style:name="P23" style:family="paragraph" style:parent-style-name="Standard">
      <style:paragraph-properties fo:text-align="center" style:justify-single-word="false"/>
      <style:text-properties fo:font-size="28pt" fo:language="en" fo:country="GB" officeooo:rsid="001ef81e" officeooo:paragraph-rsid="001ef81e" style:font-size-asian="28pt" style:font-size-complex="28pt"/>
    </style:style>
    <style:style style:name="P24" style:family="paragraph" style:parent-style-name="Standard">
      <style:paragraph-properties fo:text-align="center" style:justify-single-word="false"/>
      <style:text-properties fo:font-size="28pt" fo:language="en" fo:country="GB" officeooo:rsid="00264de3" officeooo:paragraph-rsid="00264de3" style:font-size-asian="28pt" style:font-size-complex="28pt"/>
    </style:style>
    <style:style style:name="P25" style:family="paragraph" style:parent-style-name="Standard">
      <style:text-properties fo:color="#000000" loext:opacity="100%" fo:language="en" fo:country="GB" officeooo:rsid="001ef81e" officeooo:paragraph-rsid="00200101"/>
    </style:style>
    <style:style style:name="P26" style:family="paragraph" style:parent-style-name="Standard">
      <style:text-properties fo:color="#000000" loext:opacity="100%" fo:language="en" fo:country="GB" officeooo:rsid="001ef81e" officeooo:paragraph-rsid="002336a4"/>
    </style:style>
    <style:style style:name="P27" style:family="paragraph" style:parent-style-name="Standard">
      <style:text-properties fo:color="#000000" loext:opacity="100%" fo:language="en" fo:country="GB" officeooo:rsid="001ef81e" officeooo:paragraph-rsid="00245782"/>
    </style:style>
    <style:style style:name="P28" style:family="paragraph" style:parent-style-name="Standard">
      <style:text-properties fo:color="#000000" loext:opacity="100%" fo:language="en" fo:country="GB" officeooo:rsid="001ef81e" officeooo:paragraph-rsid="0025f305"/>
    </style:style>
    <style:style style:name="P29" style:family="paragraph" style:parent-style-name="Standard">
      <style:text-properties fo:color="#000000" loext:opacity="100%" fo:language="en" fo:country="GB" officeooo:rsid="001ef81e" officeooo:paragraph-rsid="00264de3"/>
    </style:style>
    <style:style style:name="P30" style:family="paragraph" style:parent-style-name="Standard">
      <style:text-properties fo:color="#000000" loext:opacity="100%" fo:language="en" fo:country="GB" officeooo:rsid="002336a4" officeooo:paragraph-rsid="002336a4"/>
    </style:style>
    <style:style style:name="P31" style:family="paragraph" style:parent-style-name="Standard">
      <style:text-properties fo:color="#000000" loext:opacity="100%" fo:language="en" fo:country="GB" officeooo:rsid="00264de3" officeooo:paragraph-rsid="00264de3"/>
    </style:style>
    <style:style style:name="P32" style:family="paragraph" style:parent-style-name="Standard">
      <style:paragraph-properties fo:text-align="start" style:justify-single-word="false"/>
      <style:text-properties fo:color="#000000" loext:opacity="100%" fo:font-size="12pt" fo:language="en" fo:country="GB" officeooo:rsid="00264de3" officeooo:paragraph-rsid="00264de3" style:font-size-asian="10.5pt" style:font-size-complex="12pt"/>
    </style:style>
    <style:style style:name="P33" style:family="paragraph" style:parent-style-name="Standard">
      <style:paragraph-properties fo:text-align="start" style:justify-single-word="false"/>
      <style:text-properties fo:color="#000000" loext:opacity="100%" fo:font-size="12pt" fo:language="en" fo:country="GB" officeooo:rsid="00264de3" officeooo:paragraph-rsid="00276b8f" style:font-size-asian="10.5pt" style:font-size-complex="12pt"/>
    </style:style>
    <style:style style:name="P34" style:family="paragraph" style:parent-style-name="Standard">
      <style:paragraph-properties fo:text-align="start" style:justify-single-word="false"/>
      <style:text-properties fo:font-size="12pt" fo:language="en" fo:country="GB" officeooo:rsid="00264de3" officeooo:paragraph-rsid="00264de3" style:font-size-asian="10.5pt" style:font-size-complex="12pt"/>
    </style:style>
    <style:style style:name="P35" style:family="paragraph" style:parent-style-name="Standard">
      <style:paragraph-properties fo:text-align="start" style:justify-single-word="false"/>
      <style:text-properties officeooo:paragraph-rsid="00264de3"/>
    </style:style>
    <style:style style:name="P36" style:family="paragraph" style:parent-style-name="Standard">
      <style:paragraph-properties fo:text-align="start" style:justify-single-word="false"/>
      <style:text-properties officeooo:paragraph-rsid="00276b8f"/>
    </style:style>
    <style:style style:name="T1" style:family="text">
      <style:text-properties officeooo:rsid="0011e1c8"/>
    </style:style>
    <style:style style:name="T2" style:family="text">
      <style:text-properties officeooo:rsid="0012a6fd"/>
    </style:style>
    <style:style style:name="T3" style:family="text">
      <style:text-properties officeooo:rsid="0013cfde"/>
    </style:style>
    <style:style style:name="T4" style:family="text">
      <style:text-properties officeooo:rsid="00197c18"/>
    </style:style>
    <style:style style:name="T5" style:family="text">
      <style:text-properties officeooo:rsid="001bbb56"/>
    </style:style>
    <style:style style:name="T6" style:family="text">
      <style:text-properties officeooo:rsid="001cfb8a"/>
    </style:style>
    <style:style style:name="T7" style:family="text">
      <style:text-properties officeooo:rsid="0022b9c0"/>
    </style:style>
    <style:style style:name="T8" style:family="text">
      <style:text-properties officeooo:rsid="00245782"/>
    </style:style>
    <style:style style:name="T9" style:family="text">
      <style:text-properties officeooo:rsid="0025f305"/>
    </style:style>
    <style:style style:name="T10" style:family="text">
      <style:text-properties fo:color="#000000" loext:opacity="100%" fo:font-size="12pt" fo:language="en" fo:country="GB" officeooo:rsid="00264de3" style:font-size-asian="10.5pt" style:font-size-complex="12pt"/>
    </style:style>
    <style:style style:name="T11" style:family="text">
      <style:text-properties fo:color="#000000" loext:opacity="100%" fo:font-size="12pt" officeooo:rsid="00264de3" style:font-size-asian="10.5pt" style:font-size-complex="12pt"/>
    </style:style>
    <style:style style:name="T12" style:family="text">
      <style:text-properties officeooo:rsid="00290b83"/>
    </style:style>
    <style:style style:name="T1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Unit 1</text:p>
      <text:p text:style-name="P1"/>
      <text:p text:style-name="P16">1. Difference between creativity and innovation and explain two types of business innovation </text:p>
      <text:p text:style-name="P1"/>
      <text:p text:style-name="P2"><text:span text:style-name="T1">Creativity is thinking of new and appropriate ideas, while innovation is the successful implementation of them in an organization. Innovation is the process of introducing creative ideas. </text:span></text:p>
      <text:p text:style-name="P3">Two types of <text:span text:style-name="T2">business innovation are individual initiative, which refers to the creation of a company culture that encourages the creativity of workers allow let them implement their ideas on projects. Other </text:span><text:span text:style-name="T3">type is</text:span><text:span text:style-name="T2"> </text:span><text:span text:style-name="T3">disruptive innovation, is the most difficult to achieve because involves the emergence of a new industry for the whole society.</text:span></text:p>
      <text:p text:style-name="P2"/>
      <text:p text:style-name="P2"/>
      <text:p text:style-name="P17">2. What is the entrepreneurial spirit and explain three differences between an employed worker and a self-employed.</text:p>
      <text:p text:style-name="P6"/>
      <text:p text:style-name="P6">It is linked to initiative and action, providing creativity and flexibility, it includes an effective business management.</text:p>
      <text:p text:style-name="P7">Employed worker, depends on a boss, limited responsibility to fulfil their work, fixed salary, have a worker schedule, work environment determine job satisfaction.</text:p>
      <text:p text:style-name="P7">Self employed, is his own boss, assume responsibilities, profits or losses, take homework home after his business hours, and it is a source of personal and professional satisfaction to take on a business challenge.</text:p>
      <text:p text:style-name="P2"/>
      <text:p text:style-name="P2"/>
      <text:p text:style-name="P18">3. Explain five characteristics of an entrep<text:span text:style-name="T4">r</text:span>eneur</text:p>
      <text:p text:style-name="P4"/>
      <text:p text:style-name="P8">creativity: see opportunities, find innovative ways to do things.</text:p>
      <text:p text:style-name="P8">Passion: they usually love what they do</text:p>
      <text:p text:style-name="P8">Motivation: they are driven to make their business a success </text:p>
      <text:p text:style-name="P9">Product knowledge: they know what to sell, how to sell it and the target <text:span text:style-name="T5">clients.</text:span></text:p>
      <text:p text:style-name="P10">Risk-taking: they are ready to take risks in order to obtain success.</text:p>
      <text:p text:style-name="P4"/>
      <text:p text:style-name="P4"/>
      <text:p text:style-name="P18">4. Explain how an entrepreneurial idea can arise and describe three changes in the market that can generate entrepreneurial ideas.</text:p>
      <text:p text:style-name="P4"/>
      <text:p text:style-name="P10">You cannot be one more in the market, <text:s/>you have to observe and analyse the changes experienced by our society in recent years <text:span text:style-name="T6">to discover the needs that aren't covered by the market, create new needs; study how to offer the product in another way that can satisfy the customer more; and expanding the target audience. Three changes in the market are the new technologies, interest in owning pets, and concern for the environment.</text:span></text:p>
      <text:p text:style-name="P4"/>
      <text:p text:style-name="P4"/>
      <text:p text:style-name="P19">5. What is business risk and what are its components.</text:p>
      <text:p text:style-name="P11"/>
      <text:p text:style-name="P12">It occurs when there are two or more possibilities to choose, and the results of the one chosen are not known in advance, the greater the possible loss, the greater the risk.</text:p>
      <text:p text:style-name="P12">The components are:</text:p>
      <text:p text:style-name="P12">A situation of uncertain<text:span text:style-name="T7">t</text:span>y</text:p>
      <text:p text:style-name="P12">Several possible future scenarios</text:p>
      <text:p text:style-name="P12">A need for choice</text:p>
      <text:p text:style-name="P12"><text:soft-page-break/>The possibility of obtaining losses or profits</text:p>
      <text:p text:style-name="P12"/>
      <text:p text:style-name="P19">6. Explain briefly the relationship between innovation and economic development</text:p>
      <text:p text:style-name="P5"/>
      <text:p text:style-name="P13">Innovation is essential for economic progress, it create opportunities for improving goods and services or makes their production more efficient. This bring huge benefits for consumers and businesses, companies are more profitable and can hire more employees; this also increases quality life of the citizens</text:p>
      <text:p text:style-name="P13"/>
      <text:p text:style-name="P13"/>
      <text:p text:style-name="P13"/>
      <text:p text:style-name="P23">Unit 2</text:p>
      <text:p text:style-name="P13"/>
      <text:p text:style-name="P20">7. Discuss three functional areas of the company and explain briefly a type of organizational chart.</text:p>
      <text:p text:style-name="P20"/>
      <text:p text:style-name="P26">- Production area: production of goods and services.</text:p>
      <text:p text:style-name="P26">- Sales or marketing area: buying and selling.</text:p>
      <text:p text:style-name="P26">- Finance and accounting area: search and management of capitals that allow investments</text:p>
      <text:p text:style-name="P26"/>
      <text:p text:style-name="P30">organization chart </text:p>
      <text:p text:style-name="P30">hierarchical structure</text:p>
      <text:p text:style-name="P30">employees are grouped with every employee having one clear supervisor. </text:p>
      <text:p text:style-name="P20"/>
      <text:p text:style-name="P20">8. Explain three objectives of a company</text:p>
      <text:p text:style-name="P20"/>
      <text:p text:style-name="P27">- Get the maximum benefit (I-E). It is the main objective, since the survival of the company depends on it.</text:p>
      <text:p text:style-name="P27">- Growing. Companies must reinvest their profits to grow and increase their market share and improve their future situation.</text:p>
      <text:p text:style-name="P27">- Customer satisfaction. Customer loyalty is the key to business success. Without customers, a company is nothing.</text:p>
      <text:p text:style-name="P27">- Quality. It must envolve all the activities of the company, from production to distribution. </text:p>
      <text:p text:style-name="P20"/>
      <text:p text:style-name="P20"/>
      <text:p text:style-name="P20">9. What is the specific environment of a company and explain three factors that make it up.</text:p>
      <text:p text:style-name="P20"/>
      <text:p text:style-name="P25"><text:span text:style-name="T8">I</text:span>t refers to the environment closest to the company and is formed by different factors that specifically affect companies belonging to the same sector and over which it may have some control capacity. </text:p>
      <text:p text:style-name="P25">Competition. The more competitors there are in a sector, the greater the rivalry between the <text:tab/>companies that operate in it. This rivalry between companies will make them resort to <text:tab/>different strategies to "survive" </text:p>
      <text:p text:style-name="P25">Suppliers. Suppliers can increase their bargaining power over companies in a sector by threatening <text:tab/>to raise prices or reducing the quality of the products or services they supply </text:p>
      <text:p text:style-name="P25">Customers. Buyers can force competition between companies in the sector by demanding price <text:tab/>reductions, quality improvements or greater services from sellers. </text:p>
      <text:p text:style-name="P20"/>
      <text:p text:style-name="P20"/>
      <text:p text:style-name="P20"/>
      <text:p text:style-name="P20"/>
      <text:p text:style-name="P20"/>
      <text:p text:style-name="P20"><text:soft-page-break/>10. Describe what is the SWOT analysis and describe a strategy that can be adopted after carrying out this analysis.</text:p>
      <text:p text:style-name="P20"/>
      <text:p text:style-name="P25">The SWOT analysis constitutes a first step for the analysis of the environment and the formulation of objectives and strategies of the company. <text:s/><text:span text:style-name="T9">It is formed by the strength, weaknesses, opportunities, threats.</text:span></text:p>
      <text:p text:style-name="P28">Detect opportunities and threats in the environment. </text:p>
      <text:p text:style-name="P28">Identify the internal changes to be made to improve their relationship with the environment. </text:p>
      <text:p text:style-name="P20"/>
      <text:p text:style-name="P20">11. Explain the elements of the corporate culture and define the corporate image</text:p>
      <text:p text:style-name="P20"/>
      <text:p text:style-name="P29">MISSION: it is the reason for the existence of a company. It represents your identity and <text:tab/>personality in the present moment. </text:p>
      <text:p text:style-name="P29">VISION: <text:s/>It is to see how we want the company to be in the future.</text:p>
      <text:p text:style-name="P29">VALUES: these are principles considered valid within an organization and are assumed and <text:tab/>developed by all its members.</text:p>
      <text:p text:style-name="P29"/>
      <text:p text:style-name="P31">Corporate image is the public perceiving of the company, it can be created spontaneously, or on purpose, with promotions and external communication</text:p>
      <text:p text:style-name="P20"/>
      <text:p text:style-name="P20">12. Explain what is Corporate Social Responsibility </text:p>
      <text:p text:style-name="P13"/>
      <text:p text:style-name="P13">new way of doing business, in which companies try to find a state of balance between the need to achieve economic, financial and development objectives with the social or environmental impact of their activities. </text:p>
      <text:p text:style-name="P13"/>
      <text:p text:style-name="P13"/>
      <text:p text:style-name="P13"/>
      <text:p text:style-name="P24">Unit 3</text:p>
      <text:p text:style-name="P34"/>
      <text:p text:style-name="P21">13. Explain three criteria for choosing a suitable legal form for a company</text:p>
      <text:p text:style-name="P21"/>
      <text:p text:style-name="P33">Type of Activity to be carried out. The general rule is freedom of choice. However, in some cases it is necessary a specific form. In addition, some Administrations exclude certain legal forms to request certain aid and public subsidies. </text:p>
      <text:p text:style-name="P33"/>
      <text:p text:style-name="P33">- Number of promoters. The number of people involved in the activity may condition the choice. Thus, when there are several promoters, it is advisable to establish a company. However, it is possible to form a limited liability company with a single partner (sole proprietorship).</text:p>
      <text:p text:style-name="P33"/>
      <text:p text:style-name="P33">- Responsibility of the promoters. This is an important aspect. Liability for debts may be limited (i.e., limited liability companies) or unlimited (sole proprietor, general partnership and joint ownership (comunidad de bienes)). In case of unlimited liability, personal assets must be applied to pay debts if business assets are not enough to cover the obligations assumed. </text:p>
      <text:p text:style-name="P21"/>
      <text:p text:style-name="P21">14. Characteristics of the Sole proprietor</text:p>
      <text:p text:style-name="P21"/>
      <text:p text:style-name="P36"><text:span text:style-name="T10">performs on his own name and through a company, a commercial, industrial or professional activity.</text:span></text:p>
      <text:p text:style-name="P14"><text:span text:style-name="T11">This legal form does not have a specific legal regulation. </text:span></text:p>
      <text:p text:style-name="P14">There is a total control of the company by the owner, who directs its management. </text:p>
      <text:p text:style-name="P14"><text:soft-page-break/>no differentiation between commercial assets and civil assets </text:p>
      <text:p text:style-name="P14">does not require a prior incorporation process </text:p>
      <text:p text:style-name="P14">There is not a minimum contribution. </text:p>
      <text:p text:style-name="P21"/>
      <text:p text:style-name="P21">15. Describe three characteristics of a Limited Liability Company</text:p>
      <text:p text:style-name="P21"/>
      <text:p text:style-name="P32">It is a good option for all those selfemployed who want to minimize their responsibility for their business, in such a way that they do not have to pay the debts generated by their commercial activity with their own assets. </text:p>
      <text:p text:style-name="P32">capital is divided into <text:span text:style-name="T12">shares</text:span></text:p>
      <text:p text:style-name="P32">minimum number of partners is 1, and the minimum initial capital is 3,000 Euros. </text:p>
      <text:p text:style-name="P32">it must be stated in all the documentation, correspondence, invoices and in the legal notices </text:p>
      <text:p text:style-name="P32">The partner's liability for the debts is limited to the contributions there are carried out. </text:p>
      <text:p text:style-name="P21"/>
      <text:p text:style-name="P21">16. Define: a. Public Limited Company (Corporation) b. Partnership c. Labour Company d. Co-operatives</text:p>
      <text:p text:style-name="P21"/>
      <text:p text:style-name="P21"/>
      <text:p text:style-name="P21"/>
      <text:p text:style-name="P21">17. Discuss two examples of procedures necessary to incorporate a Limited Liability Company.</text:p>
      <text:p text:style-name="P21"/>
      <text:p text:style-name="P15"><text:span text:style-name="T11">Request for the Tax Identification Number: </text:span>allows the company to be identified and whose use is <text:tab/>mandatory to carry out financial, commercial or fiscal activities. It must be requested at <text:tab/>the Delegation of the State Tax Administration Agency (AEAT) of the province in <text:tab/>which the company has its domicile within a period not exceeding 30 days from the <text:tab/>execution of the public deed. Initially, a provisional CIF is granted to start operating, <text:tab/>having to exchange it for the definitive one within a period of 6 months. </text:p>
      <text:p text:style-name="P32"/>
      <text:p text:style-name="P35"><text:span text:style-name="T10">Tax on property transfers and documented legal acts: </text:span><text:span text:style-name="T13">The Tax falls on corporate incorporation operations. The deadline for settlement is 30 business days from the granting of the public deed before the Public Notary. As a general rule, model 601 will be used, however, the CCAA may require the use of their own models. Business creation is exempt from paying this tax. However, self-assessments must be submitted, even if business creation is exempt from payment. </text:span></text:p>
      <text:p text:style-name="P21"/>
      <text:p text:style-name="P21"/>
      <text:p text:style-name="P21">18. Make a diagram with the general procedures that companies must carry out to start up before the Treasury, before the City Council and before the Social Security.</text:p>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2T02:27:14.157000000</dc:date>
    <meta:editing-duration>PT59M9S</meta:editing-duration>
    <meta:editing-cycles>3</meta:editing-cycles>
    <meta:generator>LibreOffice/7.2.5.2$Windows_X86_64 LibreOffice_project/499f9727c189e6ef3471021d6132d4c694f357e5</meta:generator>
    <meta:document-statistic meta:table-count="0" meta:image-count="0" meta:object-count="0" meta:page-count="4" meta:paragraph-count="77" meta:word-count="1470" meta:character-count="9254" meta:non-whitespace-character-count="7819"/>
  </office:meta>
</office:document-meta>
</file>